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B000004302F3673E81DCE0316.png" manifest:media-type="image/png"/>
  <manifest:file-entry manifest:full-path="Pictures/10000001000005EB00000430D883918A7415CB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d61" officeooo:paragraph-rsid="00092d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Image1" text:anchor-type="char" svg:width="17.974cm" svg:height="17.556cm" draw:z-index="0"><draw:image xlink:href="Pictures/10000001000005EB00000430D883918A7415CB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2" text:anchor-type="char" svg:width="18.08cm" svg:height="15.596cm" draw:z-index="1"><draw:image xlink:href="Pictures/10000001000005EB000004302F3673E81DCE03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59:10.218051061</meta:creation-date>
    <dc:date>2023-11-20T17:00:34.840044332</dc:date>
    <meta:editing-duration>PT1M2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